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4%" draw:textarea-horizontal-align="justify" draw:textarea-vertical-align="middle" draw:auto-grow-height="false" fo:min-height="8.75cm" fo:min-width="1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e8f2a1" draw:opacity="24%" draw:textarea-horizontal-align="justify" draw:textarea-vertical-align="middle" draw:auto-grow-height="false" fo:min-height="5.75cm" fo:min-width="5cm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2a6099" draw:opacity="24%" draw:textarea-horizontal-align="justify" draw:textarea-vertical-align="middle" draw:auto-grow-height="false" fo:min-height="8.5cm" fo:min-width="6cm"/>
    </style:style>
    <style:style style:name="gr8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draw:fill-color="#2a6099" draw:opacity="24%" draw:textarea-horizontal-align="justify" draw:textarea-vertical-align="middle" draw:auto-grow-height="false" fo:min-height="2.75cm" fo:min-width="3.5cm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3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4" style:family="graphic" style:parent-style-name="standard">
      <style:graphic-properties draw:fill-color="#2a6099" draw:opacity="24%" draw:textarea-horizontal-align="justify" draw:textarea-vertical-align="middle" draw:auto-grow-height="false" fo:min-height="9.25cm" fo:min-width="5.5cm"/>
    </style:style>
    <style:style style:name="gr15" style:family="graphic" style:parent-style-name="standard">
      <style:graphic-properties draw:stroke="none" draw:fill="none" fo:min-height="1.186cm"/>
      <style:paragraph-properties style:writing-mode="lr-tb"/>
    </style:style>
    <style:style style:name="gr16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7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9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0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1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="Стили_20_стрелок_20_3" draw:marker-start-width="0.352cm" draw:marker-end="Стили_20_стрелок_20_4" draw:marker-end-width="0.3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textarea-horizontal-align="justify" draw:textarea-vertical-align="middle" draw:auto-grow-height="false" fo:min-height="4.348cm" fo:min-width="7.81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opacity="44%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8f2a1" draw:opacity="24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2a6099" draw:opacity="24%"/>
      <style:paragraph-properties fo:text-align="center"/>
    </style:style>
    <style:style style:name="P1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2cm" svg:height="9cm" svg:x="4cm" svg:y="4cm">
          <text:p text:style-name="P1"><text:span text:style-name="T1">Checkou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cm" svg:height="1.5cm" svg:x="4cm" svg:y="4.25cm">
          <draw:text-box>
            <text:p text:style-name="P3">Локальный компьютер</text:p>
          </draw:text-box>
        </draw:frame>
        <draw:custom-shape draw:style-name="gr3" draw:text-style-name="P5" draw:layer="layout" svg:width="3cm" svg:height="1cm" svg:x="5cm" svg:y="7cm">
          <text:p text:style-name="P1"><text:span text:style-name="T1">Файл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cm" svg:height="6cm" svg:x="9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0.75cm" svg:y="7cm">
          <text:p text:style-name="P1"><text:span text:style-name="T1">Версия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10.75cm" svg:y="8.5cm">
          <text:p text:style-name="P7"><text:span text:style-name="T1">Версия 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10.75cm" svg:y="10cm">
          <text:p text:style-name="P7"><text:span text:style-name="T1">Версия 3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cm" svg:height="1.361cm" svg:x="5cm" svg:y="6.193cm">
          <draw:text-box>
            <text:p><text:span text:style-name="T1">Checkout</text:span></text:p>
          </draw:text-box>
        </draw:frame>
        <draw:line draw:style-name="gr6" draw:text-style-name="P9" draw:layer="layout" svg:x1="8cm" svg:y1="7.5cm" svg:x2="10.75cm" svg:y2="7.5cm">
          <text:p/>
        </draw:line>
        <draw:line draw:style-name="gr6" draw:text-style-name="P9" draw:layer="layout" svg:x1="12.25cm" svg:y1="8.5cm" svg:x2="12.25cm" svg:y2="8cm">
          <text:p/>
        </draw:line>
        <draw:line draw:style-name="gr6" draw:text-style-name="P9" draw:layer="layout" svg:x1="12.25cm" svg:y1="10cm" svg:x2="12.25cm" svg:y2="9.5cm">
          <text:p/>
        </draw:line>
        <draw:frame draw:style-name="gr5" draw:text-style-name="P8" draw:layer="layout" svg:width="5.5cm" svg:height="1.361cm" svg:x="9.5cm" svg:y="6cm">
          <draw:text-box>
            <text:p><text:span text:style-name="T1">База данных версий</text:span></text:p>
          </draw:text-box>
        </draw:frame>
      </draw:page>
      <draw:page draw:name="page2" draw:style-name="dp1" draw:master-page-name="Обычный">
        <draw:custom-shape draw:style-name="gr7" draw:text-style-name="P10" draw:layer="layout" svg:width="6.5cm" svg:height="8.75cm" svg:x="9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cm" svg:height="6cm" svg:x="9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0.75cm" svg:y="7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cm" svg:height="1cm" svg:x="10.75cm" svg:y="8.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cm" svg:height="1cm" svg:x="10.75cm" svg:y="10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2.25cm" svg:y1="8.5cm" svg:x2="12.25cm" svg:y2="8cm">
          <text:p/>
        </draw:line>
        <draw:line draw:style-name="gr6" draw:text-style-name="P9" draw:layer="layout" svg:x1="12.25cm" svg:y1="10cm" svg:x2="12.25cm" svg:y2="9.5cm">
          <text:p/>
        </draw:line>
        <draw:frame draw:style-name="gr5" draw:text-style-name="P8" draw:layer="layout" svg:width="5.5cm" svg:height="1.361cm" svg:x="9.5cm" svg:y="6cm">
          <draw:text-box>
            <text:p><text:span text:style-name="T1">База данных версий</text:span></text:p>
          </draw:text-box>
        </draw:frame>
        <draw:frame draw:style-name="gr5" draw:text-style-name="P12" draw:layer="layout" svg:width="6.5cm" svg:height="1.361cm" svg:x="9cm" svg:y="4.25cm">
          <draw:text-box>
            <text:p text:style-name="P3"><text:span text:style-name="T1">Центральный сервер VCS</text:span></text:p>
          </draw:text-box>
        </draw:frame>
        <draw:custom-shape draw:style-name="gr10" draw:text-style-name="P10" draw:layer="layout" svg:width="4cm" svg:height="3cm" svg:x="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3.5cm" svg:y="6.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4cm" svg:height="1.361cm" svg:x="3cm" svg:y="5.139cm">
          <draw:text-box>
            <text:p text:style-name="P3"><text:span text:style-name="T1">Компьютер 1</text:span></text:p>
          </draw:text-box>
        </draw:frame>
        <draw:custom-shape draw:style-name="gr10" draw:text-style-name="P10" draw:layer="layout" svg:width="4cm" svg:height="3cm" svg:x="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3.5cm" svg:y="10.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4cm" svg:height="1.361cm" svg:x="3cm" svg:y="9.139cm">
          <draw:text-box>
            <text:p text:style-name="P3"><text:span text:style-name="T1">Компьютер 2</text:span></text:p>
          </draw:text-box>
        </draw:frame>
        <draw:line draw:style-name="gr11" draw:text-style-name="P9" draw:layer="layout" svg:x1="9.5cm" svg:y1="8cm" svg:x2="6.5cm" svg:y2="7cm">
          <text:p/>
        </draw:line>
        <draw:line draw:style-name="gr11" draw:text-style-name="P9" draw:layer="layout" svg:x1="9.5cm" svg:y1="10cm" svg:x2="6.5cm" svg:y2="11cm">
          <text:p/>
        </draw:line>
      </draw:page>
      <draw:page draw:name="page3" draw:style-name="dp1" draw:master-page-name="Обычный">
        <draw:custom-shape draw:style-name="gr7" draw:text-style-name="P10" draw:layer="layout" svg:width="6.5cm" svg:height="8.75cm" svg:x="12.7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cm" svg:height="6cm" svg:x="13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3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3cm" svg:height="1cm" svg:x="14.5cm" svg:y="4.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cm" svg:height="1cm" svg:x="14.5cm" svg:y="6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6cm" svg:y1="4.5cm" svg:x2="16cm" svg:y2="4cm">
          <text:p/>
        </draw:line>
        <draw:line draw:style-name="gr6" draw:text-style-name="P9" draw:layer="layout" svg:x1="16cm" svg:y1="6cm" svg:x2="16cm" svg:y2="5.5cm">
          <text:p/>
        </draw:line>
        <draw:frame draw:style-name="gr5" draw:text-style-name="P8" draw:layer="layout" svg:width="5.5cm" svg:height="1.361cm" svg:x="13.25cm" svg:y="2cm">
          <draw:text-box>
            <text:p><text:span text:style-name="T1">База данных версий</text:span></text:p>
          </draw:text-box>
        </draw:frame>
        <draw:frame draw:style-name="gr5" draw:text-style-name="P12" draw:layer="layout" svg:width="6.5cm" svg:height="1.361cm" svg:x="12.75cm" svg:y="0.25cm">
          <draw:text-box>
            <text:p text:style-name="P3"><text:span text:style-name="T1">Центральный сервер VCS</text:span></text:p>
          </draw:text-box>
        </draw:frame>
        <draw:custom-shape draw:style-name="gr14" draw:text-style-name="P10" draw:layer="layout" svg:width="6cm" svg:height="9.5cm" svg:x="5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7cm" svg:y="11.7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4cm" svg:height="1.436cm" svg:x="6.5cm" svg:y="10.564cm">
          <draw:text-box>
            <text:p text:style-name="P3"><text:span text:style-name="T1">Компьютер 1</text:span></text:p>
          </draw:text-box>
        </draw:frame>
        <draw:custom-shape draw:style-name="gr4" draw:text-style-name="P6" draw:layer="layout" svg:width="5.5cm" svg:height="6cm" svg:x="5.7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7cm" svg:y="14.75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cm" svg:height="1cm" svg:x="7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3cm" svg:height="1cm" svg:x="7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8.5cm" svg:y1="16.25cm" svg:x2="8.5cm" svg:y2="15.75cm">
          <text:p/>
        </draw:line>
        <draw:line draw:style-name="gr6" draw:text-style-name="P9" draw:layer="layout" svg:x1="8.5cm" svg:y1="17.75cm" svg:x2="8.5cm" svg:y2="17.25cm">
          <text:p/>
        </draw:line>
        <draw:frame draw:style-name="gr5" draw:text-style-name="P8" draw:layer="layout" svg:width="5.5cm" svg:height="1.361cm" svg:x="5.75cm" svg:y="13.75cm">
          <draw:text-box>
            <text:p><text:span text:style-name="T1">База данных версий</text:span></text:p>
          </draw:text-box>
        </draw:frame>
        <draw:custom-shape draw:style-name="gr14" draw:text-style-name="P10" draw:layer="layout" svg:width="6cm" svg:height="9.5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11.7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4cm" svg:height="1.361cm" svg:x="14cm" svg:y="10.5cm">
          <draw:text-box>
            <text:p text:style-name="P3"><text:span text:style-name="T1">Компьютер 2</text:span></text:p>
          </draw:text-box>
        </draw:frame>
        <draw:custom-shape draw:style-name="gr4" draw:text-style-name="P6" draw:layer="layout" svg:width="5.5cm" svg:height="6cm" svg:x="13.2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14.75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cm" svg:height="1cm" svg:x="14.5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cm" svg:height="1cm" svg:x="14.5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6cm" svg:y1="16.25cm" svg:x2="16cm" svg:y2="15.75cm">
          <text:p/>
        </draw:line>
        <draw:line draw:style-name="gr6" draw:text-style-name="P9" draw:layer="layout" svg:x1="16cm" svg:y1="17.75cm" svg:x2="16cm" svg:y2="17.25cm">
          <text:p/>
        </draw:line>
        <draw:frame draw:style-name="gr5" draw:text-style-name="P8" draw:layer="layout" svg:width="5.5cm" svg:height="1.361cm" svg:x="13.25cm" svg:y="13.75cm">
          <draw:text-box>
            <text:p><text:span text:style-name="T1">База данных версий</text:span></text:p>
          </draw:text-box>
        </draw:frame>
        <draw:custom-shape draw:style-name="gr14" draw:text-style-name="P10" draw:layer="layout" svg:width="6cm" svg:height="9.5cm" svg:x="20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22cm" svg:y="11.7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4cm" svg:height="1.436cm" svg:x="21.5cm" svg:y="10.564cm">
          <draw:text-box>
            <text:p text:style-name="P3"><text:span text:style-name="T1">Компьютер 3</text:span></text:p>
          </draw:text-box>
        </draw:frame>
        <draw:custom-shape draw:style-name="gr4" draw:text-style-name="P6" draw:layer="layout" svg:width="5.5cm" svg:height="6cm" svg:x="20.7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22cm" svg:y="14.75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3cm" svg:height="1cm" svg:x="22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3cm" svg:height="1cm" svg:x="22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23.5cm" svg:y1="16.25cm" svg:x2="23.5cm" svg:y2="15.75cm">
          <text:p/>
        </draw:line>
        <draw:line draw:style-name="gr6" draw:text-style-name="P9" draw:layer="layout" svg:x1="23.5cm" svg:y1="17.75cm" svg:x2="23.5cm" svg:y2="17.25cm">
          <text:p/>
        </draw:line>
        <draw:frame draw:style-name="gr5" draw:text-style-name="P8" draw:layer="layout" svg:width="5.5cm" svg:height="1.361cm" svg:x="20.75cm" svg:y="13.75cm">
          <draw:text-box>
            <text:p><text:span text:style-name="T1">База данных версий</text:span></text:p>
          </draw:text-box>
        </draw:frame>
        <draw:line draw:style-name="gr11" draw:text-style-name="P9" draw:layer="layout" svg:x1="8.5cm" svg:y1="13.75cm" svg:x2="8.5cm" svg:y2="12.75cm">
          <text:p/>
        </draw:line>
        <draw:line draw:style-name="gr11" draw:text-style-name="P9" draw:layer="layout" svg:x1="8.5cm" svg:y1="13.759cm" svg:x2="8.5cm" svg:y2="12.759cm">
          <text:p/>
        </draw:line>
        <draw:line draw:style-name="gr11" draw:text-style-name="P9" draw:layer="layout" svg:x1="16cm" svg:y1="13.75cm" svg:x2="16cm" svg:y2="12.75cm">
          <text:p/>
        </draw:line>
        <draw:line draw:style-name="gr11" draw:text-style-name="P9" draw:layer="layout" svg:x1="23.5cm" svg:y1="13.75cm" svg:x2="23.5cm" svg:y2="12.75cm">
          <text:p/>
        </draw:line>
        <draw:line draw:style-name="gr22" draw:text-style-name="P3" draw:layer="layout" svg:x1="11.5cm" svg:y1="16cm" svg:x2="13cm" svg:y2="16cm">
          <text:p/>
        </draw:line>
        <draw:line draw:style-name="gr22" draw:text-style-name="P3" draw:layer="layout" svg:x1="11.5cm" svg:y1="16cm" svg:x2="13cm" svg:y2="16cm">
          <text:p/>
        </draw:line>
        <draw:line draw:style-name="gr22" draw:text-style-name="P3" draw:layer="layout" svg:x1="19cm" svg:y1="16cm" svg:x2="20.5cm" svg:y2="16cm">
          <text:p/>
        </draw:line>
        <draw:line draw:style-name="gr22" draw:text-style-name="P3" draw:layer="layout" svg:x1="8.25cm" svg:y1="10.5cm" svg:x2="14cm" svg:y2="9cm">
          <text:p/>
        </draw:line>
        <draw:line draw:style-name="gr22" draw:text-style-name="P3" draw:layer="layout" svg:x1="16cm" svg:y1="10.5cm" svg:x2="16cm" svg:y2="9cm">
          <text:p/>
        </draw:line>
        <draw:line draw:style-name="gr22" draw:text-style-name="P3" draw:layer="layout" svg:x1="23.5cm" svg:y1="10.5cm" svg:x2="18cm" svg:y2="9cm">
          <text:p/>
        </draw:line>
      </draw:page>
      <draw:page draw:name="page4" draw:style-name="dp1" draw:master-page-name="Обычный">
        <draw:custom-shape draw:style-name="gr23" draw:text-style-name="P3" draw:layer="layout" svg:width="11.75cm" svg:height="6.5cm" svg:x="5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00:30:27.875688303</meta:creation-date>
    <dc:date>2023-11-04T21:12:26.838149528</dc:date>
    <meta:editing-duration>PT29M34S</meta:editing-duration>
    <meta:editing-cycles>4</meta:editing-cycles>
    <meta:generator>LibreOffice/7.3.7.2$Linux_X86_64 LibreOffice_project/30$Build-2</meta:generator>
    <meta:document-statistic meta:object-count="79"/>
  </office:meta>
</office:document-meta>
</file>